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 6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37/54" office:value-type="float" office:value="0.685185185185185" calcext:value-type="float">
            <text:p>0.685185185185185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48/54" office:value-type="float" office:value="0.888888888888889" calcext:value-type="float">
            <text:p>0.888888888888889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40/54" office:value-type="float" office:value="0.740740740740741" calcext:value-type="float">
            <text:p>0.74074074074074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45/54" office:value-type="float" office:value="0.833333333333333" calcext:value-type="float">
            <text:p>0.833333333333333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53/54" office:value-type="float" office:value="0.981481481481482" calcext:value-type="float">
            <text:p>0.981481481481482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44/54" office:value-type="float" office:value="0.814814814814815" calcext:value-type="float">
            <text:p>0.814814814814815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/>
          <table:table-cell table:formula="of:=8/10" office:value-type="float" office:value="0.8" calcext:value-type="float">
            <text:p>0.8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1-18">00/00/0000</text:date>, <text:time style:data-style-name="N2" text:time-value="15:45:49.879000628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9-16T12:21:46</meta:creation-date>
    <dc:date>2021-11-18T15:46:21.270691482</dc:date>
    <meta:editing-duration>PT10H38M43S</meta:editing-duration>
    <meta:editing-cycles>73</meta:editing-cycles>
    <meta:document-statistic meta:table-count="1" meta:cell-count="148" meta:object-count="0"/>
  </office:meta>
</office:document-meta>
</file>